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98cm" fo:min-width="13.26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2.474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277cm" fo:min-width="11.71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1.713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2.60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2.353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3.15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5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5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847cm"/>
    </style:style>
    <style:style style:name="gr15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2.812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2.832cm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0.091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1cm" fo:min-width="2.119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08cm" fo:min-width="2.119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76cm" fo:min-width="2.11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57cm" fo:min-width="2.119cm"/>
    </style:style>
    <style:style style:name="gr2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6.759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2.119cm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1cm" fo:min-width="2.119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3.2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2.602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54cm" fo:min-width="1.644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4cm" fo:min-width="1.6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ddddd" fo:font-size="60pt" style:font-size-asian="60pt" style:font-size-complex="6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color="#808080" fo:font-size="12pt" style:font-size-asian="12pt" style:font-size-complex="12pt"/>
    </style:style>
    <style:style style:name="P6" style:family="paragraph">
      <style:paragraph-properties fo:text-align="center"/>
      <style:text-properties fo:color="#808080" fo:font-size="12pt" style:font-size-asian="12pt" style:font-size-complex="12pt"/>
    </style:style>
    <style:style style:name="P7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dddddd" fo:font-size="60pt" style:font-size-asian="60pt" style:font-size-complex="6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/>
    </style:style>
    <style:style style:name="T4" style:family="text">
      <style:text-properties fo:color="#ffffff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13.835cm" svg:height="7.02cm" svg:x="14.47cm" svg:y="12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789cm" svg:height="2.609cm" draw:transform="rotate (0.32323497746935) translate (16.243cm 16.477cm)">
          <draw:text-box>
            <text:p text:style-name="P2"><text:span text:style-name="T1">Example</text:span></text:p>
          </draw:text-box>
        </draw:frame>
        <draw:custom-shape draw:style-name="gr3" draw:text-style-name="P1" draw:layer="layout" svg:width="12.311cm" svg:height="9.627cm" svg:x="1.77cm" svg:y="1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2.311cm" svg:height="0.733cm" svg:x="1.77cm" svg:y="1.508cm">
          <text:p text:style-name="P1"><text:span text:style-name="T2">Add Item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7.334cm" svg:height="0.582cm" svg:x="6.014cm" svg:y="2.828cm"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102cm" svg:height="0.833cm" svg:x="2.175cm" svg:y="2.659cm">
          <draw:text-box>
            <text:p text:style-name="P4"><text:span text:style-name="T2">Item Name:</text:span></text:p>
          </draw:text-box>
        </draw:frame>
        <draw:custom-shape draw:style-name="gr7" draw:text-style-name="P5" draw:layer="layout" svg:width="7.335cm" svg:height="0.582cm" svg:x="6.014cm" svg:y="3.753cm">
          <text:p text:style-name="P5"><text:span text:style-name="T3">Please selec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853cm" svg:height="0.833cm" svg:x="2.177cm" svg:y="3.584cm">
          <draw:text-box>
            <text:p text:style-name="P4"><text:span text:style-name="T2">Item Type:</text:span></text:p>
          </draw:text-box>
        </draw:frame>
        <draw:custom-shape draw:style-name="gr9" draw:text-style-name="P6" draw:layer="layout" svg:width="7.336cm" svg:height="0.582cm" svg:x="6.014cm" svg:y="4.678cm">
          <text:p text:style-name="P5"><text:span text:style-name="T3">Please select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.65cm" svg:height="0.832cm" svg:x="2.178cm" svg:y="4.51cm">
          <draw:text-box>
            <text:p text:style-name="P4"><text:span text:style-name="T2">Item Location:</text:span></text:p>
          </draw:text-box>
        </draw:frame>
        <draw:custom-shape draw:style-name="gr11" draw:text-style-name="P3" xml:id="id7" draw:id="id7" draw:layer="layout" svg:width="7.337cm" svg:height="0.582cm" svg:x="6.014cm" svg:y="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3.014cm" svg:height="0.832cm" svg:x="2.179cm" svg:y="5.435cm">
          <draw:text-box>
            <text:p text:style-name="P4"><text:span text:style-name="T2">Item Value:</text:span></text:p>
          </draw:text-box>
        </draw:frame>
        <draw:custom-shape draw:style-name="gr11" draw:text-style-name="P3" xml:id="id9" draw:id="id9" draw:layer="layout" svg:width="7.337cm" svg:height="0.582cm" svg:x="6.015cm" svg:y="6.5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3.025cm" svg:height="0.832cm" svg:x="2.18cm" svg:y="6.36cm">
          <draw:text-box>
            <text:p text:style-name="P4"><text:span text:style-name="T2">Item Class:</text:span></text:p>
          </draw:text-box>
        </draw:frame>
        <draw:custom-shape draw:style-name="gr11" draw:text-style-name="P3" xml:id="id11" draw:id="id11" draw:layer="layout" svg:width="7.337cm" svg:height="0.582cm" svg:x="6.016cm" svg:y="7.4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3.347cm" svg:height="0.832cm" svg:x="2.181cm" svg:y="7.285cm">
          <draw:text-box>
            <text:p text:style-name="P4"><text:span text:style-name="T2">Fuse Rating:</text:span></text:p>
          </draw:text-box>
        </draw:frame>
        <draw:custom-shape draw:style-name="gr15" draw:text-style-name="P3" xml:id="id17" draw:id="id17" draw:layer="layout" svg:width="3.39cm" svg:height="0.582cm" svg:x="9.961cm" svg:y="10.254cm">
          <text:p text:style-name="P3">Confirm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5" draw:id="id15" draw:layer="layout" svg:width="3.41cm" svg:height="0.582cm" svg:x="2.466cm" svg:y="10.254cm">
          <text:p text:style-name="P3">Cancel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19cm" svg:height="0.319cm" svg:x="1.987cm" svg:y="1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2cm" svg:height="0.32cm" svg:x="2.491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19cm" svg:height="0.319cm" svg:x="2.996cm" svg:y="1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3" draw:id="id3" draw:layer="layout" svg:width="0.669cm" svg:height="0.582cm" svg:x="12.684cm" svg:y="3.755cm">
          <text:p text:style-name="P7"><text:span text:style-name="T4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xml:id="id5" draw:id="id5" draw:layer="layout" svg:width="0.669cm" svg:height="0.582cm" svg:x="12.684cm" svg:y="4.656cm">
          <text:p text:style-name="P7"><text:span text:style-name="T4">^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xml:id="id2" draw:id="id2" draw:layer="layout" svg:width="7.656cm" svg:height="0.721cm" svg:x="14.426cm" svg:y="2.747cm">
          <draw:text-box>
            <text:p text:style-name="P4"><text:span text:style-name="T2">Text Input giving the name of the item</text:span></text:p>
          </draw:text-box>
        </draw:frame>
        <draw:frame draw:style-name="gr22" draw:text-style-name="P4" xml:id="id8" draw:id="id8" draw:layer="layout" svg:width="10.322cm" svg:height="0.721cm" svg:x="14.427cm" svg:y="5.522cm">
          <draw:text-box>
            <text:p text:style-name="P4"><text:span text:style-name="T2">'Real' Data Input for the monetary value of the item</text:span></text:p>
          </draw:text-box>
        </draw:frame>
        <draw:frame draw:style-name="gr23" draw:text-style-name="P4" xml:id="id10" draw:id="id10" draw:layer="layout" svg:width="10.703cm" svg:height="0.721cm" svg:x="14.427cm" svg:y="6.47cm">
          <draw:text-box>
            <text:p text:style-name="P4"><text:span text:style-name="T2">Integer Input describing the class of item for PAT tests</text:span></text:p>
          </draw:text-box>
        </draw:frame>
        <draw:frame draw:style-name="gr21" draw:text-style-name="P4" xml:id="id12" draw:id="id12" draw:layer="layout" svg:width="12.48cm" svg:height="0.721cm" svg:x="14.428cm" svg:y="7.375cm">
          <draw:text-box>
            <text:p text:style-name="P4"><text:span text:style-name="T2">Text Input for the fuse' rating, if there is any. Left blank for Pc's</text:span></text:p>
          </draw:text-box>
        </draw:frame>
        <draw:frame draw:style-name="gr24" draw:text-style-name="P4" xml:id="id4" draw:id="id4" draw:layer="layout" svg:width="7.147cm" svg:height="0.721cm" svg:x="14.427cm" svg:y="3.676cm">
          <draw:text-box>
            <text:p text:style-name="P4"><text:span text:style-name="T2">Select from ItemType table options</text:span></text:p>
          </draw:text-box>
        </draw:frame>
        <draw:frame draw:style-name="gr21" draw:text-style-name="P4" xml:id="id6" draw:id="id6" draw:layer="layout" svg:width="7.146cm" svg:height="0.721cm" svg:x="14.428cm" svg:y="4.575cm">
          <draw:text-box>
            <text:p text:style-name="P4"><text:span text:style-name="T2">Select from Location table options</text:span></text:p>
          </draw:text-box>
        </draw:frame>
        <draw:connector draw:style-name="gr25" draw:text-style-name="P1" draw:layer="layout" draw:type="line" svg:x1="13.348cm" svg:y1="3.119cm" svg:x2="14.426cm" svg:y2="3.107cm" draw:start-shape="id1" draw:start-glue-point="1" draw:end-shape="id2" draw:end-glue-point="3" svg:d="M13348 3119l1078-12" svg:viewBox="0 0 1079 13">
          <text:p/>
        </draw:connector>
        <draw:connector draw:style-name="gr25" draw:text-style-name="P1" draw:layer="layout" draw:type="line" svg:x1="13.353cm" svg:y1="4.046cm" svg:x2="14.427cm" svg:y2="4.036cm" draw:start-shape="id3" draw:start-glue-point="1" draw:end-shape="id4" draw:end-glue-point="3" svg:d="M13353 4046l1074-10" svg:viewBox="0 0 1075 11">
          <text:p/>
        </draw:connector>
        <draw:connector draw:style-name="gr25" draw:text-style-name="P1" draw:layer="layout" draw:type="line" svg:x1="13.353cm" svg:y1="4.947cm" svg:x2="14.428cm" svg:y2="4.935cm" draw:start-shape="id5" draw:start-glue-point="1" draw:end-shape="id6" draw:end-glue-point="3" svg:d="M13353 4947l1075-12" svg:viewBox="0 0 1076 13">
          <text:p/>
        </draw:connector>
        <draw:connector draw:style-name="gr25" draw:text-style-name="P1" draw:layer="layout" draw:type="line" svg:x1="13.351cm" svg:y1="5.894cm" svg:x2="14.427cm" svg:y2="5.882cm" draw:start-shape="id7" draw:start-glue-point="1" draw:end-shape="id8" draw:end-glue-point="3" svg:d="M13351 5894l1076-12" svg:viewBox="0 0 1077 13">
          <text:p/>
        </draw:connector>
        <draw:connector draw:style-name="gr25" draw:text-style-name="P1" draw:layer="layout" draw:type="line" svg:x1="13.352cm" svg:y1="6.819cm" svg:x2="14.427cm" svg:y2="6.83cm" draw:start-shape="id9" draw:start-glue-point="1" draw:end-shape="id10" draw:end-glue-point="3" svg:d="M13352 6819l1075 11" svg:viewBox="0 0 1076 12">
          <text:p/>
        </draw:connector>
        <draw:connector draw:style-name="gr25" draw:text-style-name="P1" draw:layer="layout" draw:type="line" svg:x1="13.353cm" svg:y1="7.744cm" svg:x2="14.428cm" svg:y2="7.735cm" draw:start-shape="id11" draw:start-glue-point="1" draw:end-shape="id12" draw:end-glue-point="3" svg:d="M13353 7744l1075-9" svg:viewBox="0 0 1076 10">
          <text:p/>
        </draw:connector>
        <draw:custom-shape draw:style-name="gr26" draw:text-style-name="P3" xml:id="id13" draw:id="id13" draw:layer="layout" svg:width="7.337cm" svg:height="0.582cm" svg:x="6.017cm" svg:y="8.803cm">
          <text:p text:style-name="P5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3.347cm" svg:height="1.034cm" svg:x="2.182cm" svg:y="8.635cm">
          <draw:text-box>
            <text:p text:style-name="P4"><text:span text:style-name="T2">Quantity:</text:span></text:p>
            <text:p text:style-name="P4"><text:span text:style-name="T5">(duplicate items)</text:span></text:p>
          </draw:text-box>
        </draw:frame>
        <draw:frame draw:style-name="gr27" draw:text-style-name="P4" xml:id="id14" draw:id="id14" draw:layer="layout" svg:width="12.479cm" svg:height="1.191cm" svg:x="14.429cm" svg:y="8.476cm">
          <draw:text-box>
            <text:p text:style-name="P4"><text:span text:style-name="T2">Integer Input used to determine the number of times the record has to be created</text:span></text:p>
          </draw:text-box>
        </draw:frame>
        <draw:connector draw:style-name="gr25" draw:text-style-name="P1" draw:layer="layout" draw:type="line" svg:x1="13.354cm" svg:y1="9.094cm" svg:x2="14.429cm" svg:y2="9.071cm" draw:start-shape="id13" draw:start-glue-point="1" draw:end-shape="id14" svg:d="M13354 9094l1075-23" svg:viewBox="0 0 1076 24">
          <text:p/>
        </draw:connector>
        <draw:frame draw:style-name="gr28" draw:text-style-name="P4" xml:id="id18" draw:id="id18" draw:layer="layout" svg:width="2.699cm" svg:height="3.541cm" svg:x="10.314cm" svg:y="12.619cm">
          <draw:text-box>
            <text:p text:style-name="P4"><text:span text:style-name="T2">Will show a dialog box with a preview of the record to be entered</text:span></text:p>
          </draw:text-box>
        </draw:frame>
        <draw:frame draw:style-name="gr28" draw:text-style-name="P4" xml:id="id16" draw:id="id16" draw:layer="layout" svg:width="2.699cm" svg:height="2.131cm" svg:x="2.817cm" svg:y="13.22cm">
          <draw:text-box>
            <text:p text:style-name="P4"><text:span text:style-name="T2">Returns you to the main menu window</text:span></text:p>
          </draw:text-box>
        </draw:frame>
        <draw:connector draw:style-name="gr25" draw:text-style-name="P1" draw:layer="layout" draw:type="line" svg:x1="4.171cm" svg:y1="10.836cm" svg:x2="4.166cm" svg:y2="13.22cm" draw:start-shape="id15" draw:start-glue-point="2" draw:end-shape="id16" draw:end-glue-point="0" svg:d="M4171 10836l-5 2384" svg:viewBox="0 0 6 2385">
          <text:p/>
        </draw:connector>
        <draw:connector draw:style-name="gr25" draw:text-style-name="P1" draw:layer="layout" draw:type="line" svg:x1="11.656cm" svg:y1="10.836cm" svg:x2="11.663cm" svg:y2="12.619cm" draw:start-shape="id17" draw:start-glue-point="2" draw:end-shape="id18" draw:end-glue-point="0" svg:d="M11656 10836l7 1783" svg:viewBox="0 0 8 1784">
          <text:p/>
        </draw:connector>
        <draw:custom-shape draw:style-name="gr29" draw:text-style-name="P3" draw:layer="layout" svg:width="13.835cm" svg:height="0.733cm" svg:x="14.47cm" svg:y="12.308cm">
          <text:p text:style-name="P1"><text:span text:style-name="T2">Record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319cm" svg:height="0.319cm" svg:x="14.687cm" svg:y="12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2cm" svg:height="0.32cm" svg:x="15.191cm" svg:y="12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19cm" svg:height="0.319cm" svg:x="15.696cm" svg:y="12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102cm" svg:height="0.833cm" svg:x="14.776cm" svg:y="13.459cm">
          <draw:text-box>
            <text:p text:style-name="P4"><text:span text:style-name="T2">Item Name:</text:span></text:p>
          </draw:text-box>
        </draw:frame>
        <draw:frame draw:style-name="gr8" draw:text-style-name="P4" draw:layer="layout" svg:width="2.853cm" svg:height="0.833cm" svg:x="14.778cm" svg:y="14.384cm">
          <draw:text-box>
            <text:p text:style-name="P4"><text:span text:style-name="T2">Item Type:</text:span></text:p>
          </draw:text-box>
        </draw:frame>
        <draw:frame draw:style-name="gr10" draw:text-style-name="P4" draw:layer="layout" svg:width="3.65cm" svg:height="0.832cm" svg:x="14.779cm" svg:y="15.31cm">
          <draw:text-box>
            <text:p text:style-name="P4"><text:span text:style-name="T2">Item Location:</text:span></text:p>
          </draw:text-box>
        </draw:frame>
        <draw:frame draw:style-name="gr12" draw:text-style-name="P4" draw:layer="layout" svg:width="3.014cm" svg:height="0.832cm" svg:x="14.78cm" svg:y="16.235cm">
          <draw:text-box>
            <text:p text:style-name="P4"><text:span text:style-name="T2">Item Value:</text:span></text:p>
          </draw:text-box>
        </draw:frame>
        <draw:frame draw:style-name="gr13" draw:text-style-name="P4" draw:layer="layout" svg:width="3.025cm" svg:height="0.832cm" svg:x="14.781cm" svg:y="17.16cm">
          <draw:text-box>
            <text:p text:style-name="P4"><text:span text:style-name="T2">Item Class:</text:span></text:p>
          </draw:text-box>
        </draw:frame>
        <draw:frame draw:style-name="gr14" draw:text-style-name="P4" draw:layer="layout" svg:width="3.347cm" svg:height="0.832cm" svg:x="14.782cm" svg:y="18.085cm">
          <draw:text-box>
            <text:p text:style-name="P4"><text:span text:style-name="T2">Fuse Rating:</text:span></text:p>
          </draw:text-box>
        </draw:frame>
        <draw:frame draw:style-name="gr30" draw:text-style-name="P4" draw:layer="layout" svg:width="3.67cm" svg:height="0.749cm" svg:x="17.777cm" svg:y="13.459cm">
          <draw:text-box>
            <text:p text:style-name="P4"><text:span text:style-name="T2">Asus Pc Tower</text:span></text:p>
          </draw:text-box>
        </draw:frame>
        <draw:frame draw:style-name="gr8" draw:text-style-name="P4" draw:layer="layout" svg:width="2.853cm" svg:height="0.833cm" svg:x="17.779cm" svg:y="14.384cm">
          <draw:text-box>
            <text:p text:style-name="P4"><text:span text:style-name="T2">Computer</text:span></text:p>
          </draw:text-box>
        </draw:frame>
        <draw:frame draw:style-name="gr10" draw:text-style-name="P4" draw:layer="layout" svg:width="3.65cm" svg:height="0.832cm" svg:x="17.78cm" svg:y="15.31cm">
          <draw:text-box>
            <text:p text:style-name="P4"><text:span text:style-name="T2">Main Office</text:span></text:p>
          </draw:text-box>
        </draw:frame>
        <draw:frame draw:style-name="gr12" draw:text-style-name="P4" draw:layer="layout" svg:width="3.014cm" svg:height="0.832cm" svg:x="17.781cm" svg:y="16.235cm">
          <draw:text-box>
            <text:p text:style-name="P4"><text:span text:style-name="T2">£400</text:span></text:p>
          </draw:text-box>
        </draw:frame>
        <draw:frame draw:style-name="gr13" draw:text-style-name="P4" draw:layer="layout" svg:width="3.025cm" svg:height="0.832cm" svg:x="17.782cm" svg:y="17.16cm">
          <draw:text-box>
            <text:p text:style-name="P4"><text:span text:style-name="T2">1</text:span></text:p>
          </draw:text-box>
        </draw:frame>
        <draw:frame draw:style-name="gr14" draw:text-style-name="P4" draw:layer="layout" svg:width="3.347cm" svg:height="0.832cm" svg:x="17.783cm" svg:y="18.085cm">
          <draw:text-box>
            <text:p text:style-name="P4"><text:span text:style-name="T2">-</text:span></text:p>
          </draw:text-box>
        </draw:frame>
        <draw:frame draw:style-name="gr6" draw:text-style-name="P4" draw:layer="layout" svg:width="3.102cm" svg:height="1.191cm" svg:x="22.082cm" svg:y="15.397cm">
          <draw:text-box>
            <text:p text:style-name="P4"><text:span text:style-name="T2">Records to be entered:</text:span></text:p>
          </draw:text-box>
        </draw:frame>
        <draw:line draw:style-name="gr31" draw:text-style-name="P1" draw:layer="layout" svg:x1="21.393cm" svg:y1="13.573cm" svg:x2="21.393cm" svg:y2="18.907cm">
          <text:p/>
        </draw:line>
        <draw:frame draw:style-name="gr6" draw:text-style-name="P4" draw:layer="layout" svg:width="0.91cm" svg:height="0.833cm" svg:x="25.398cm" svg:y="15.642cm">
          <draw:text-box>
            <text:p text:style-name="P4"><text:span text:style-name="T2">1</text:span></text:p>
          </draw:text-box>
        </draw:frame>
        <draw:custom-shape draw:style-name="gr32" draw:text-style-name="P3" draw:layer="layout" svg:width="2.222cm" svg:height="0.582cm" svg:x="25.73cm" svg:y="18.355cm">
          <text:p text:style-name="P3">Confirm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2.225cm" svg:height="0.582cm" svg:x="21.93cm" svg:y="18.355cm">
          <text:p text:style-name="P3">Edit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line-skew="-0.295cm" svg:x1="13.013cm" svg:y1="14.389cm" svg:x2="14.47cm" svg:y2="15.97cm" draw:start-shape="id18" draw:start-glue-point="1" draw:end-shape="id19" svg:d="M13013 14389h433v1581h1024" svg:viewBox="0 0 1458 15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3T17:24:35.105483000</dc:date>
    <meta:editing-duration>PT50M19S</meta:editing-duration>
    <meta:editing-cycles>16</meta:editing-cycles>
    <meta:generator>LibreOffice/4.3.2.2$MacOSX_x86 LibreOffice_project/edfb5295ba211bd31ad47d0bad0118690f76407d</meta:generator>
    <meta:document-statistic meta:object-count="65"/>
  </office:meta>
</office:document-meta>
</file>